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50000023D8F6FF2108E9666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1c88" officeooo:paragraph-rsid="001a1c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in" svg:y="1.6075in" svg:width="6.9252in" svg:height="3.8555in" draw:z-index="0"><draw:image xlink:href="Pictures/10000201000004050000023D8F6FF2108E9666E2.png" xlink:type="simple" xlink:show="embed" xlink:actuate="onLoad" loext:mime-type="image/x-vclgraphic"/></draw:frame>Jason Lubrano</text:p>
      <text:p text:style-name="P1">CSCI4502 – Lv – DataMining</text:p>
      <text:p text:style-name="P1">Homework 1, Q3 Plot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2:51:01.832370465</meta:creation-date>
    <dc:date>2019-09-10T22:52:36.692726955</dc:date>
    <meta:editing-duration>PT1M37S</meta:editing-duration>
    <meta:editing-cycles>1</meta:editing-cycles>
    <meta:document-statistic meta:table-count="0" meta:image-count="1" meta:object-count="0" meta:page-count="1" meta:paragraph-count="3" meta:word-count="10" meta:character-count="62" meta:non-whitespace-character-count="53"/>
    <meta:generator>LibreOffice/6.0.7.3$Linux_X86_64 LibreOffice_project/00m0$Build-3</meta:generator>
  </office:meta>
</office:document-meta>
</file>